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orThread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ecutor.run( String target , String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ecutor.deploy( String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Gobbler.StreamGobbler( InputStream is , Priority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utor.build( String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Thread.ExecutorThread( String id , Proces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Gobble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